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4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1">
          <table:table-cell table:number-columns-repeated="1011"/>
        </table:table-row>
        <table:table-row table:style-name="ro1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COUNTIF([.$S$7:.$S$17];[.S3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4" table:formula="of:=COUNTA([.T7:.Y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2.548cm" draw:caption-point-x="-0.61cm" draw:caption-point-y="1.512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4" table:formula="of:=COUNTA([.T8:.Y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4" table:formula="of:=COUNTA([.T9:.Y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4" table:formula="of:=COUNTA([.T10:.Y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4" table:formula="of:=COUNTA([.T11:.Y1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4" table:formula="of:=COUNTA([.T12:.Y1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4" table:formula="of:=COUNTA([.T13:.Y1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4" table:formula="of:=COUNTA([.T14:.Y1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4" table:formula="of:=COUNTA([.T15:.Y1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4" table:formula="of:=COUNTA([.T16:.Y1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4" table:formula="of:=COUNTA([.T17:.Y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4" table:formula="of:=COUNTA([.T18:.Y1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4" table:formula="of:=COUNTA([.T19:.Y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4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4" table:formula="of:=COUNTA([.T21:.Y2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/>
          <table:table-cell table:style-name="ce14" table:formula="of:=COUNTA([.T22:.Y2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15"/>
          <table:table-cell/>
          <table:table-cell table:style-name="ce13"/>
          <table:table-cell table:style-name="ce14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formula="of:=CONCATENATE(&quot;max id=&quot;;MAX([.$C$25:.$N$36]))" office:value-type="string" office:string-value="max id=78">
            <office:annotation office:display="true" draw:style-name="gr2" draw:text-style-name="P1" svg:width="8.776cm" svg:height="3.235cm" svg:x="8.719cm" svg:y="7.701cm" draw:caption-point-x="-4.122cm" draw:caption-point-y="5.659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8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/>
          <table:table-cell table:style-name="ce14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09T23:58:27.29">
            <text:p>2020/10/9 23:58</text:p>
          </table:table-cell>
          <table:table-cell table:formula="of:=NOW()" office:value-type="date" office:date-value="2020-10-09T23:58:27.29">
            <text:p>2020/10/9 23:58</text:p>
          </table:table-cell>
          <table:table-cell table:formula="of:=NOW()" office:value-type="date" office:date-value="2020-10-09T23:58:27.29">
            <text:p>2020/10/9 23:58</text:p>
          </table:table-cell>
          <table:table-cell table:formula="of:=NOW()" office:value-type="date" office:date-value="2020-10-09T23:58:27.29">
            <text:p>2020/10/9 23:58</text:p>
          </table:table-cell>
          <table:table-cell table:formula="of:=NOW()" office:value-type="date" office:date-value="2020-10-09T23:58:27.29">
            <text:p>2020/10/9 23:58</text:p>
          </table:table-cell>
          <table:table-cell table:formula="of:=NOW()" office:value-type="date" office:date-value="2020-10-09T23:58:27.29">
            <text:p>2020/10/9 23:58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4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4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1:.Y3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2:.Y3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3:.Y3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09T23:58:27.29">
            <text:p>2020/10/9 23:58</text:p>
          </table:table-cell>
          <table:table-cell table:formula="of:=NOW()" office:value-type="date" office:date-value="2020-10-09T23:58:27.29">
            <text:p>2020/10/9 23:58</text:p>
          </table:table-cell>
          <table:table-cell table:formula="of:=NOW()" office:value-type="date" office:date-value="2020-10-09T23:58:27.29">
            <text:p>2020/10/9 23:58</text:p>
          </table:table-cell>
          <table:table-cell table:formula="of:=NOW()" office:value-type="date" office:date-value="2020-10-09T23:58:27.29">
            <text:p>2020/10/9 23:58</text:p>
          </table:table-cell>
          <table:table-cell table:formula="of:=NOW()" office:value-type="date" office:date-value="2020-10-09T23:58:27.29">
            <text:p>2020/10/9 23:58</text:p>
          </table:table-cell>
          <table:table-cell table:formula="of:=NOW()" office:value-type="date" office:date-value="2020-10-09T23:58:27.29">
            <text:p>2020/10/9 23:58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number-columns-repeated="15" office:value-type="string">
            <text:p>*</text:p>
          </table:table-cell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1">
          <table:table-cell table:number-columns-repeated="1011"/>
        </table:table-row>
        <table:table-row table:style-name="ro1">
          <table:table-cell/>
          <table:table-cell table:style-name="ce2" table:formula="of:=CONCATENATE(&quot;max id=&quot;;MAX([.$C$46:.$I$52]))" office:value-type="string" office:string-value="max id=14">
            <office:annotation office:display="true" draw:style-name="gr2" draw:text-style-name="P1" svg:width="8.776cm" svg:height="3.235cm" svg:x="10.1cm" svg:y="21.772cm" draw:caption-point-x="-5.503cm" draw:caption-point-y="3.609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number-columns-repeated="9"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 table:number-rows-repeated="4">
          <table:table-cell table:number-columns-repeated="1007"/>
          <table:table-cell table:style-name="Default" table:number-columns-repeated="4"/>
        </table:table-row>
        <table:table-row table:style-name="ro1" table:number-rows-repeated="1048518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1">
          <table:table-cell table:number-columns-repeated="1011"/>
        </table:table-row>
        <table:table-row table:style-name="ro1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6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2.545cm" draw:caption-point-x="-0.61cm" draw:caption-point-y="1.512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T8:.Y8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6" table:formula="of:=COUNTA([.T9:.Y9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6" table:formula="of:=COUNTA([.T10:.Y10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6" table:formula="of:=COUNTA([.T11:.Y11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6" table:formula="of:=COUNTA([.T12:.Y12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6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6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6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6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6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6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6" table:formula="of:=COUNTA([.T19:.Y19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6" table:formula="of:=COUNTA([.T20:.Y20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2-4:1</text:p>
          </table:table-cell>
          <table:table-cell table:style-name="ce16" table:formula="of:=COUNTA([.T21:.Y21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/>
          <table:table-cell table:style-name="ce16" table:formula="of:=COUNTA([.T22:.Y2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15"/>
          <table:table-cell/>
          <table:table-cell table:style-name="ce13"/>
          <table:table-cell table:style-name="ce16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formula="of:=CONCATENATE(&quot;max id=&quot;;MAX([.$C$25:.$N$36]))" office:value-type="string" office:string-value="max id=78">
            <office:annotation office:display="true" draw:style-name="gr2" draw:text-style-name="P1" svg:width="8.776cm" svg:height="3.235cm" svg:x="8.719cm" svg:y="7.651cm" draw:caption-point-x="-4.122cm" draw:caption-point-y="5.65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8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/>
          <table:table-cell table:style-name="ce16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09T23:53:52.49">
            <text:p>2020/10/9 23:53</text:p>
          </table:table-cell>
          <table:table-cell table:formula="of:=NOW()" office:value-type="date" office:date-value="2020-10-09T23:53:52.49">
            <text:p>2020/10/9 23:53</text:p>
          </table:table-cell>
          <table:table-cell table:formula="of:=NOW()" office:value-type="date" office:date-value="2020-10-09T23:53:52.49">
            <text:p>2020/10/9 23:53</text:p>
          </table:table-cell>
          <table:table-cell table:formula="of:=NOW()" office:value-type="date" office:date-value="2020-10-09T23:53:52.49">
            <text:p>2020/10/9 23:53</text:p>
          </table:table-cell>
          <table:table-cell table:formula="of:=NOW()" office:value-type="date" office:date-value="2020-10-09T23:53:52.49">
            <text:p>2020/10/9 23:53</text:p>
          </table:table-cell>
          <table:table-cell table:formula="of:=NOW()" office:value-type="date" office:date-value="2020-10-09T23:53:52.49">
            <text:p>2020/10/9 23:53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6" table:formula="of:=COUNTA([.T29:.Y29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6" table:formula="of:=COUNTA([.T30:.Y30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1:.Y3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2:.Y3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3:.Y3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09T23:58:27.41">
            <text:p>2020/10/9 23:58</text:p>
          </table:table-cell>
          <table:table-cell table:formula="of:=NOW()" office:value-type="date" office:date-value="2020-10-09T23:58:27.41">
            <text:p>2020/10/9 23:58</text:p>
          </table:table-cell>
          <table:table-cell table:formula="of:=NOW()" office:value-type="date" office:date-value="2020-10-09T23:58:27.41">
            <text:p>2020/10/9 23:58</text:p>
          </table:table-cell>
          <table:table-cell table:formula="of:=NOW()" office:value-type="date" office:date-value="2020-10-09T23:58:27.41">
            <text:p>2020/10/9 23:58</text:p>
          </table:table-cell>
          <table:table-cell table:formula="of:=NOW()" office:value-type="date" office:date-value="2020-10-09T23:58:27.41">
            <text:p>2020/10/9 23:58</text:p>
          </table:table-cell>
          <table:table-cell table:formula="of:=NOW()" office:value-type="date" office:date-value="2020-10-09T23:58:27.41">
            <text:p>2020/10/9 23:58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number-columns-repeated="15" office:value-type="string">
            <text:p>*</text:p>
          </table:table-cell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1">
          <table:table-cell table:number-columns-repeated="1011"/>
        </table:table-row>
        <table:table-row table:style-name="ro1">
          <table:table-cell/>
          <table:table-cell table:style-name="ce2" table:formula="of:=CONCATENATE(&quot;max id=&quot;;MAX([.$C$46:.$I$52]))" office:value-type="string" office:string-value="max id=14">
            <office:annotation office:display="true" draw:style-name="gr2" draw:text-style-name="P1" svg:width="8.776cm" svg:height="3.235cm" svg:x="10.1cm" svg:y="21.716cm" draw:caption-point-x="-5.503cm" draw:caption-point-y="3.60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number-columns-repeated="9"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 table:number-rows-repeated="4">
          <table:table-cell table:number-columns-repeated="1007"/>
          <table:table-cell table:style-name="Default" table:number-columns-repeated="4"/>
        </table:table-row>
        <table:table-row table:style-name="ro1" table:number-rows-repeated="1048518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1'.B46:'1'.G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0">2020/10/10</text:date>, <text:time>00:39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10T00:39:21.10</dc:date>
    <dc:creator>iwabuchi ken</dc:creator>
    <meta:editing-duration>PT6H8M27S</meta:editing-duration>
    <meta:editing-cycles>57</meta:editing-cycles>
    <meta:generator>OpenOffice/4.1.3$Win32 OpenOffice.org_project/413m1$Build-9783</meta:generator>
    <meta:document-statistic meta:table-count="3" meta:cell-count="639" meta:object-count="0"/>
  </office:meta>
</office:document-meta>
</file>